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22:24:59.6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27T22:33:14.657000000</dc:date>
    <meta:editing-duration>PT10H14M18S</meta:editing-duration>
    <meta:editing-cycles>143</meta:editing-cycles>
    <meta:generator>LibreOffice/7.2.1.2$Windows_X86_64 LibreOffice_project/87b77fad49947c1441b67c559c339af8f3517e22</meta:generator>
    <meta:document-statistic meta:table-count="1" meta:cell-count="5472" meta:object-count="0"/>
  </office:meta>
</office:document-meta>
</file>